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itle">
      <style:paragraph-properties fo:line-height="150%"/>
      <style:text-properties fo:font-size="16pt" style:font-size-asian="16pt" style:font-size-complex="16pt"/>
    </style:style>
    <style:style style:name="P2" style:family="paragraph" style:parent-style-name="Text_20_body">
      <loext:graphic-properties draw:fill-gradient-name="Gradient_20_13" draw:fill-hatch-name="hatch"/>
      <style:paragraph-properties fo:margin-left="2cm" fo:margin-right="0cm" fo:margin-top="0cm" fo:margin-bottom="0.6cm" style:contextual-spacing="false" fo:line-height="100%" fo:text-indent="0cm" style:auto-text-indent="false"/>
      <style:text-properties style:font-name="Courier New" fo:font-size="10pt" officeooo:paragraph-rsid="000da378" style:font-size-asian="10pt" style:font-size-complex="10pt"/>
    </style:style>
    <style:style style:name="P3" style:family="paragraph" style:parent-style-name="Text_20_body" style:master-page-name="">
      <loext:graphic-properties draw:fill="none" draw:fill-gradient-name="Gradient_20_14" draw:fill-hatch-name="hatch"/>
      <style:paragraph-properties fo:margin-left="2cm" fo:margin-right="0cm" fo:margin-top="0cm" fo:margin-bottom="0.6cm" style:contextual-spacing="false" fo:line-height="100%" fo:text-indent="-2cm" style:auto-text-indent="false" style:page-number="auto" fo:background-color="transparent">
        <style:tab-stops/>
      </style:paragraph-properties>
      <style:text-properties style:font-name="Courier New" fo:font-size="10pt" officeooo:paragraph-rsid="000da378" style:font-size-asian="10pt" style:font-size-complex="10pt"/>
    </style:style>
    <style:style style:name="P4" style:family="paragraph" style:parent-style-name="Text_20_body" style:master-page-name="">
      <loext:graphic-properties draw:fill="none" draw:fill-gradient-name="Gradient_20_15" draw:fill-hatch-name="hatch"/>
      <style:paragraph-properties fo:margin-left="2cm" fo:margin-right="0cm" fo:margin-top="0cm" fo:margin-bottom="0.6cm" style:contextual-spacing="false" fo:line-height="100%" fo:text-indent="-2cm" style:auto-text-indent="false" style:page-number="auto" fo:background-color="transparent">
        <style:tab-stops/>
      </style:paragraph-properties>
      <style:text-properties style:font-name="Courier New" fo:font-size="10pt" officeooo:paragraph-rsid="001005df" style:font-size-asian="10pt" style:font-size-complex="10pt"/>
    </style:style>
    <style:style style:name="P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349cm" style:contextual-spacing="false" fo:line-height="100%" fo:text-indent="0cm" style:auto-text-indent="false"/>
      <style:text-properties style:font-name="Courier New" fo:font-size="10pt" officeooo:paragraph-rsid="001005df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349cm" style:contextual-spacing="false" fo:line-height="100%" fo:text-indent="0cm" style:auto-text-indent="false"/>
      <style:text-properties style:font-name="Arial1" fo:font-size="11pt" officeooo:rsid="001329ef" officeooo:paragraph-rsid="001329ef" style:font-size-asian="9.60000038146973pt" style:font-size-complex="11pt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4a6f9"/>
    </style:style>
    <style:style style:name="T3" style:family="text">
      <style:text-properties officeooo:rsid="000da37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26e3" style:font-weight-asian="bold" style:font-weight-complex="bold"/>
    </style:style>
    <style:style style:name="T6" style:family="text">
      <style:text-properties fo:font-weight="bold" officeooo:rsid="00149f07" style:font-weight-asian="bold" style:font-weight-complex="bold"/>
    </style:style>
    <style:style style:name="T7" style:family="text">
      <style:text-properties fo:font-weight="bold" officeooo:rsid="0018eda7" style:font-weight-asian="bold" style:font-weight-complex="bold"/>
    </style:style>
    <style:style style:name="T8" style:family="text">
      <style:text-properties officeooo:rsid="0017ecab"/>
    </style:style>
    <style:style style:name="T9" style:family="text">
      <style:text-properties officeooo:rsid="0018e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8</text:p>
      <text:p text:style-name="P6"/>
      <text:p text:style-name="P2">El que suscribe, D. <text:span text:style-name="T4">PATRICIO RUIZ MAÑOSA</text:span>, de 21 años de edad, hijo de Don<text:span text:style-name="T3"> </text:span>Críspulo Ruiz Beltrán, ya fallecido, y de Doña. Leonor Mañosa Abad, natural<text:span text:style-name="T3"> </text:span>de Alcaudete (Jaén), y con domicilio en esta ciudad, Avenida de Coria, 1<text:span text:style-name="T8">7.</text:span></text:p>
      <text:p text:style-name="P3"><text:span text:style-name="T4">EXPONE:</text:span><text:span text:style-name="T7"><text:tab/></text:span>Que siendo hijo de viuda, como acredita con los documentos que<text:span text:style-name="T3"> </text:span>acompaña, se halla comprendido en los casos que las actuales disposiciones<text:span text:style-name="T3"> </text:span>sobre Reclutamiento y Reemplazo del Ejército señalan para la concesión de<text:span text:style-name="T3"> </text:span>prórroga de incorporación a filas de primera clase. Acogiéndose a lo<text:span text:style-name="T3"> </text:span>dispuesto a ella , y a fin de contribuir mejor a las necesidades de la<text:span text:style-name="T3"> </text:span>familia,</text:p>
      <text:p text:style-name="P4"><text:span text:style-name="T4">SOLICITA:</text:span><text:span text:style-name="T7"> </text:span>Se sirva ordenar que le sea concedida, si es que lo merece en<text:span text:style-name="T3"> </text:span>justicia, prórroga de incorporación a filas de primera clase.</text:p>
      <text:p text:style-name="P5">En Sevilla, a cuatro de marzo de mil novecientos ochenta y ocho.</text:p>
      <text:p text:style-name="P5"/>
      <text:p text:style-name="P7">Para que quede como la imagen del ejercicio he puesto una tabulación después de la palabra "EXPONE:" del segundo párraf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000000" draw:end-color="#ffffff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000000" draw:end-color="#ffffff" draw:start-intensity="100%" draw:end-intensity="100%" draw:angle="0deg" draw:border="0%"/>
    <draw:gradient draw:name="Gradient_20_15" draw:display-name="Gradient 15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background-color="#ffffff" loext:char-shading-value="0"/>
    </style:style>
    <style:style style:name="MT2" style:family="text">
      <style:text-properties officeooo:rsid="0014a6f9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<text:page-number text:select-page="current">1</text:page-number></text:span><text:span text:style-name="MT2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55:31.524851558</meta:creation-date>
    <dc:date>2022-10-11T11:55:20.748540524</dc:date>
    <meta:editing-duration>PT12M3S</meta:editing-duration>
    <meta:editing-cycles>5</meta:editing-cycles>
    <meta:generator>LibreOffice/7.4.1.2$Linux_X86_64 LibreOffice_project/40$Build-2</meta:generator>
    <meta:document-statistic meta:table-count="0" meta:image-count="0" meta:object-count="0" meta:page-count="1" meta:paragraph-count="7" meta:word-count="162" meta:character-count="945" meta:non-whitespace-character-count="790"/>
  </office:meta>
</office:document-meta>
</file>